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Mathieu012801/Ka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09:32:19.398194929</meta:creation-date>
    <dc:date>2023-08-21T09:59:28.642256748</dc:date>
    <meta:editing-duration>PT27M11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7.4.3.2$MacOSX_X86_64 LibreOffice_project/1048a8393ae2eeec98dff31b5c133c5f1d08b890</meta:generator>
  </office:meta>
</office:document-meta>
</file>